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005ecf"/>
    </style:style>
    <style:style style:name="P2" style:family="paragraph" style:parent-style-name="Text_20_body">
      <style:text-properties style:text-underline-style="solid" style:text-underline-width="auto" style:text-underline-color="font-color" officeooo:rsid="00005ecf" officeooo:paragraph-rsid="00005ecf"/>
    </style:style>
    <style:style style:name="P3" style:family="paragraph" style:parent-style-name="Text_20_body">
      <style:text-properties officeooo:paragraph-rsid="00005ecf"/>
    </style:style>
    <style:style style:name="P4" style:family="paragraph" style:parent-style-name="Text_20_body">
      <style:text-properties officeooo:rsid="0007145a" officeooo:paragraph-rsid="0007145a"/>
    </style:style>
    <style:style style:name="P5" style:family="paragraph" style:parent-style-name="Text_20_body">
      <style:text-properties officeooo:rsid="0010aea7" officeooo:paragraph-rsid="0010aea7"/>
    </style:style>
    <style:style style:name="P6" style:family="paragraph" style:parent-style-name="Text_20_body">
      <style:text-properties officeooo:rsid="001150f7" officeooo:paragraph-rsid="001150f7"/>
    </style:style>
    <style:style style:name="P7" style:family="paragraph" style:parent-style-name="Text_20_body">
      <style:text-properties officeooo:rsid="0012cc92" officeooo:paragraph-rsid="0012cc92"/>
    </style:style>
    <style:style style:name="P8" style:family="paragraph" style:parent-style-name="Text_20_body">
      <style:text-properties officeooo:rsid="00140977" officeooo:paragraph-rsid="00140977"/>
    </style:style>
    <style:style style:name="P9" style:family="paragraph" style:parent-style-name="Text_20_body">
      <style:text-properties officeooo:rsid="00187a47" officeooo:paragraph-rsid="00187a47"/>
    </style:style>
    <style:style style:name="P10" style:family="paragraph" style:parent-style-name="Text_20_body">
      <style:text-properties officeooo:rsid="001a3e5e" officeooo:paragraph-rsid="001a3e5e"/>
    </style:style>
    <style:style style:name="P11" style:family="paragraph" style:parent-style-name="Text_20_body">
      <style:text-properties officeooo:rsid="001e4824" officeooo:paragraph-rsid="001e4824"/>
    </style:style>
    <style:style style:name="P12" style:family="paragraph" style:parent-style-name="Text_20_body">
      <style:text-properties officeooo:rsid="001ebe2f" officeooo:paragraph-rsid="001ebe2f"/>
    </style:style>
    <style:style style:name="P13" style:family="paragraph" style:parent-style-name="Title">
      <style:text-properties style:text-underline-style="solid" style:text-underline-width="auto" style:text-underline-color="font-color" officeooo:rsid="00005ecf" officeooo:paragraph-rsid="00005ecf"/>
    </style:style>
    <style:style style:name="T1" style:family="text">
      <style:text-properties officeooo:rsid="00005ecf"/>
    </style:style>
    <style:style style:name="T2" style:family="text">
      <style:text-properties officeooo:rsid="0003abef"/>
    </style:style>
    <style:style style:name="T3" style:family="text">
      <style:text-properties officeooo:rsid="00052ac3"/>
    </style:style>
    <style:style style:name="T4" style:family="text">
      <style:text-properties officeooo:rsid="00062ab2"/>
    </style:style>
    <style:style style:name="T5" style:family="text">
      <style:text-properties officeooo:rsid="0007cb32"/>
    </style:style>
    <style:style style:name="T6" style:family="text">
      <style:text-properties officeooo:rsid="000962cc"/>
    </style:style>
    <style:style style:name="T7" style:family="text">
      <style:text-properties officeooo:rsid="000a9870"/>
    </style:style>
    <style:style style:name="T8" style:family="text">
      <style:text-properties officeooo:rsid="000bd308"/>
    </style:style>
    <style:style style:name="T9" style:family="text">
      <style:text-properties officeooo:rsid="000c9ab1"/>
    </style:style>
    <style:style style:name="T10" style:family="text">
      <style:text-properties officeooo:rsid="000e96e6"/>
    </style:style>
    <style:style style:name="T11" style:family="text">
      <style:text-properties officeooo:rsid="000ec95a"/>
    </style:style>
    <style:style style:name="T12" style:family="text">
      <style:text-properties officeooo:rsid="0011cc3b"/>
    </style:style>
    <style:style style:name="T13" style:family="text">
      <style:text-properties officeooo:rsid="001335ff"/>
    </style:style>
    <style:style style:name="T14" style:family="text">
      <style:text-properties officeooo:rsid="0015aebe"/>
    </style:style>
    <style:style style:name="T15" style:family="text">
      <style:text-properties officeooo:rsid="0016f069"/>
    </style:style>
    <style:style style:name="T16" style:family="text">
      <style:text-properties officeooo:rsid="0018ea3b"/>
    </style:style>
    <style:style style:name="T17" style:family="text">
      <style:text-properties officeooo:rsid="001c0ccc"/>
    </style:style>
    <style:style style:name="T18" style:family="text">
      <style:text-properties officeooo:rsid="001d8c20"/>
    </style:style>
    <style:style style:name="T19" style:family="text">
      <style:text-properties officeooo:rsid="001e6a3f"/>
    </style:style>
    <style:style style:name="T20" style:family="text">
      <style:text-properties officeooo:rsid="001f2ce7"/>
    </style:style>
    <style:style style:name="T21" style:family="text">
      <style:text-properties officeooo:rsid="001fbe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Site WEB</text:p>
      <text:p text:style-name="P2"/>
      <text:p text:style-name="P2"/>
      <text:h text:style-name="Heading_20_1" text:outline-level="1">Jeux :</text:h>
      <text:p text:style-name="Text_20_body"/>
      <text:h text:style-name="Heading_20_2" text:outline-level="2">1 : Game on the web</text:h>
      <text:p text:style-name="Text_20_body"/>
      <text:p text:style-name="P6">Titre : Olympia, Worldlympic, Ringlympia, MariaGame, <text:span text:style-name="T12">PARIS</text:span></text:p>
      <text:p text:style-name="P6"/>
      <text:p text:style-name="Text_20_body">Règle : <text:span text:style-name="T15">Jake </text:span><text:span text:style-name="T14">un jeune enfant doit r</text:span><text:span text:style-name="T13">écupérer les 5 anneaux </text:span><text:span text:style-name="T14">olympiques </text:span><text:span text:style-name="T15">présent sur 5 continents.</text:span></text:p>
      <text:p text:style-name="Text_20_body"/>
      <text:p text:style-name="P9">Fonctionnalité <text:span text:style-name="T16">de base</text:span> : Saut, Déplacement</text:p>
      <text:p text:style-name="P9"/>
      <text:p text:style-name="P10">Fonctionnalité supplémentaire : Attaque, Parade, Ruée, Double saut, <text:span text:style-name="T17">Arc </text:span><text:span text:style-name="T18">(Attaque à distance)</text:span></text:p>
      <text:p text:style-name="P10"/>
      <text:p text:style-name="P11">1 : Basket (Jeu de mémoire avec a la fin la lumière éteinte). <text:span text:style-name="T19">Crocodile</text:span></text:p>
      <text:p text:style-name="P11"/>
      <text:p text:style-name="P12"><text:span text:style-name="T21">2</text:span> : Parade (Tennis de table), <text:span text:style-name="T20">ASIE</text:span></text:p>
      <text:p text:style-name="Text_20_body"/>
      <text:h text:style-name="P1" text:outline-level="2"><text:span text:style-name="T1">2 </text:span>: <text:span text:style-name="T1">Snake</text:span></text:h>
      <text:p text:style-name="P3"/>
      <text:p text:style-name="Text_20_body">Règle : <text:span text:style-name="T2">L’objectif du jeu est très simple. Vous incarnez un serpent sur une map qui doit manger un maximum de fruit. A chaque fois que le serpent mange un fruit il grandit. Il y a cependant deux règles à su</text:span>ivre: <text:span text:style-name="T2">Si vous f</text:span>rappez un mur <text:span text:style-name="T2">ou si</text:span> vous <text:span text:style-name="T2">vous</text:span> mordez la queue <text:span text:style-name="T2">c’est Game Over</text:span>.</text:p>
      <text:p text:style-name="Text_20_body"/>
      <text:p text:style-name="P4">Fonctionnalité : Shop, succès, paramètre <text:span text:style-name="T5">de la partie</text:span>, pause, son</text:p>
      <text:p text:style-name="P3"/>
      <text:h text:style-name="P1" text:outline-level="2"><text:span text:style-name="T1">3</text:span> : <text:span text:style-name="T1">Puissance 4</text:span></text:h>
      <text:p text:style-name="P3"/>
      <text:p text:style-name="Text_20_body"><text:soft-page-break/>Règle : <text:span text:style-name="T3">L’objectif du jeu est très simple </text:span><text:span text:style-name="T4">deux joueurs en local s’affronte sur un terrain </text:span><text:span text:style-name="T6">de 7x6 cases. </text:span><text:span text:style-name="T7">Chacun leurs tours </text:span><text:span text:style-name="T9">chaque joueur va devoir poser</text:span><text:span text:style-name="T7"> un jeton </text:span><text:span text:style-name="T9">(</text:span><text:span text:style-name="T7">jaune ou rouge</text:span><text:span text:style-name="T9">)</text:span><text:span text:style-name="T7"> qui tombera </text:span><text:span text:style-name="T9">tout en bas de la grille</text:span><text:span text:style-name="T7">. </text:span><text:span text:style-name="T8">Lorsque</text:span><text:span text:style-name="T7"> 4 jetons sont alignés </text:span><text:span text:style-name="T10">à l’horizontal, à la vertical </text:span><text:span text:style-name="T11">ou en diagonale,</text:span><text:span text:style-name="T7"> alors la partie est gagné. </text:span></text:p>
      <text:p text:style-name="Text_20_body"/>
      <text:p text:style-name="P5">Fonctionnalité : Pause, son, succès, Shop (skin)</text:p>
      <text:p text:style-name="P5"/>
      <text:p text:style-name="P5"/>
      <text:p text:style-name="P5"/>
      <text:p text:style-name="P5"/>
      <text:p text:style-name="P7"><text:a xlink:type="simple" xlink:href="mailto:florent.robert@inria.fr" text:style-name="Internet_20_link" text:visited-style-name="Visited_20_Internet_20_Link">florent.robert@inria.fr</text:a></text:p>
      <text:p text:style-name="P7"/>
      <text:p text:style-name="P7"/>
      <text:p text:style-name="P8">Cleaven </text:p>
      <text:p text:style-name="P8"/>
      <text:p text:style-name="P8">https://candidat.pole-emploi.fr/offres/recherche/detail/167FHG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1T13:29:22.830639857</meta:creation-date>
    <dc:date>2024-01-11T15:45:07.624658596</dc:date>
    <meta:editing-duration>PT2H15M29S</meta:editing-duration>
    <meta:editing-cycles>34</meta:editing-cycles>
    <meta:generator>LibreOffice/7.6.3.2$Linux_X86_64 LibreOffice_project/4fe86607b5ac922e55f140471fda9b60bdaa980d</meta:generator>
    <meta:document-statistic meta:table-count="0" meta:image-count="0" meta:object-count="0" meta:page-count="2" meta:paragraph-count="18" meta:word-count="213" meta:character-count="1259" meta:non-whitespace-character-count="1062"/>
  </office:meta>
</office:document-meta>
</file>